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ds_all_location_lstm_metrics" table:style-name="ta1">
        <table:table-column table:style-name="co1" table:default-cell-style-name="ce3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 0.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 0.7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 0.7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 0.7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 0.7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B 0.7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D 0.7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G 0.7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J 0.7</text:p>
          </table:table-cell>
          <table:table-cell table:style-name="ce3" table:number-columns-repeated="100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02099609375" calcext:value-type="float">
            <text:p>0.020996093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00927734375" calcext:value-type="float">
            <text:p>0.0092773437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 0.7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0771484375" calcext:value-type="float">
            <text:p>0.0771484375</text:p>
          </table:table-cell>
          <table:table-cell table:style-name="ce4" office:value-type="float" office:value="0.04248046875" calcext:value-type="float">
            <text:p>0.042480468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04248046875" calcext:value-type="float">
            <text:p>0.0424804687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01220703125" calcext:value-type="float">
            <text:p>0.0122070312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 0.7</text:p>
          </table:table-cell>
          <table:table-cell table:style-name="ce4" office:value-type="float" office:value="0.7333984375" calcext:value-type="float">
            <text:p>0.7333984375</text:p>
          </table:table-cell>
          <table:table-cell table:number-columns-repeated="2" table:style-name="ce4" office:value-type="float" office:value="0.2333984375" calcext:value-type="float">
            <text:p>0.2333984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01220703125" calcext:value-type="float">
            <text:p>0.01220703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number-columns-repeated="2" table:style-name="ce4" office:value-type="float" office:value="0.4697265625" calcext:value-type="float">
            <text:p>0.46972656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02099609375" calcext:value-type="float">
            <text:p>0.02099609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number-columns-repeated="2" table:style-name="ce4" office:value-type="float" office:value="0.1513671875" calcext:value-type="float">
            <text:p>0.151367187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04248046875" calcext:value-type="float">
            <text:p>0.042480468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 0.7</text:p>
          </table:table-cell>
          <table:table-cell table:style-name="ce5" office:value-type="float" office:value="0.02099609375" calcext:value-type="float">
            <text:p>0.020996093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01220703125" calcext:value-type="float">
            <text:p>0.01220703125</text:p>
          </table:table-cell>
          <table:table-cell table:style-name="ce5" office:value-type="float" office:value="0.01220703125" calcext:value-type="float">
            <text:p>0.0122070312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0068359375" calcext:value-type="float">
            <text:p>0.0068359375</text:p>
          </table:table-cell>
          <table:table-cell table:style-name="ce4" office:value-type="float" office:value="0.00048828125" calcext:value-type="float">
            <text:p>0.00048828125</text:p>
          </table:table-cell>
          <table:table-cell table:style-name="ce4" office:value-type="float" office:value="0.0771484375" calcext:value-type="float">
            <text:p>0.077148437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04248046875" calcext:value-type="float">
            <text:p>0.04248046875</text:p>
          </table:table-cell>
          <table:table-cell table:style-name="ce4" office:value-type="float" office:value="0.00048828125" calcext:value-type="float">
            <text:p>0.000488281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423828125" calcext:value-type="float">
            <text:p>0.4238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4" office:value-type="float" office:value="0.6220703125" calcext:value-type="float">
            <text:p>0.6220703125</text:p>
          </table:table-cell>
          <table:table-cell table:number-columns-repeated="2" table:style-name="ce4" office:value-type="float" office:value="0.5693359375" calcext:value-type="float">
            <text:p>0.5693359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90966796875" calcext:value-type="float">
            <text:p>0.909667968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number-columns-repeated="2" table:style-name="ce4" office:value-type="float" office:value="0.4697265625" calcext:value-type="float">
            <text:p>0.4697265625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W 0.7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number-columns-repeated="2" table:style-name="ce4" office:value-type="float" office:value="0.791015625" calcext:value-type="float">
            <text:p>0.791015625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23828125" calcext:value-type="float">
            <text:p>0.4238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 0.7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0771484375" calcext:value-type="float">
            <text:p>0.07714843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5" office:value-type="float" office:value="0.0068359375" calcext:value-type="float">
            <text:p>0.00683593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0068359375" calcext:value-type="float">
            <text:p>0.006835937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02685546875" calcext:value-type="float">
            <text:p>0.0268554687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5" office:value-type="float" office:value="0.04248046875" calcext:value-type="float">
            <text:p>0.042480468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5" office:value-type="float" office:value="0.00048828125" calcext:value-type="float">
            <text:p>0.000488281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0068359375" calcext:value-type="float">
            <text:p>0.0068359375</text:p>
          </table:table-cell>
          <table:table-cell table:style-name="ce4" office:value-type="float" office:value="0.00244140625" calcext:value-type="float">
            <text:p>0.0024414062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B 0.7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style-name="ce6" office:value-type="float" office:value="0.0771484375" calcext:value-type="float">
            <text:p>0.077148437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67724609375" calcext:value-type="float">
            <text:p>0.677246093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number-columns-repeated="2" table:style-name="ce4" office:value-type="float" office:value="0.5185546875" calcext:value-type="float">
            <text:p>0.51855468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8037109375" calcext:value-type="float">
            <text:p>0.380371093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5" office:value-type="float" office:value="0.0068359375" calcext:value-type="float">
            <text:p>0.00683593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4" office:value-type="float" office:value="0.02099609375" calcext:value-type="float">
            <text:p>0.020996093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D 0.7</text:p>
          </table:table-cell>
          <table:table-cell table:style-name="ce5" office:value-type="float" office:value="0.00927734375" calcext:value-type="float">
            <text:p>0.009277343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number-columns-repeated="2" table:style-name="ce4" office:value-type="float" office:value="0.12939453125" calcext:value-type="float">
            <text:p>0.12939453125</text:p>
          </table:table-cell>
          <table:table-cell table:style-name="ce4" office:value-type="float" office:value="0.02099609375" calcext:value-type="float">
            <text:p>0.02099609375</text:p>
          </table:table-cell>
          <table:table-cell table:style-name="ce5" office:value-type="float" office:value="0.04248046875" calcext:value-type="float">
            <text:p>0.042480468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513671875" calcext:value-type="float">
            <text:p>0.1513671875</text:p>
          </table:table-cell>
          <table:table-cell table:number-columns-repeated="2" table:style-name="ce4" office:value-type="float" office:value="0.09228515625" calcext:value-type="float">
            <text:p>0.09228515625</text:p>
          </table:table-cell>
          <table:table-cell table:style-name="ce5" office:value-type="float" office:value="0.0068359375" calcext:value-type="float">
            <text:p>0.0068359375</text:p>
          </table:table-cell>
          <table:table-cell table:style-name="ce5" office:value-type="float" office:value="0.00244140625" calcext:value-type="float">
            <text:p>0.0024414062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04248046875" calcext:value-type="float">
            <text:p>0.04248046875</text:p>
          </table:table-cell>
          <table:table-cell table:style-name="ce4" office:value-type="float" office:value="0.02099609375" calcext:value-type="float">
            <text:p>0.0209960937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G</text:p>
          </table:table-cell>
          <table:table-cell table:style-name="ce4" office:value-type="float" office:value="0.90966796875" calcext:value-type="float">
            <text:p>0.90966796875</text:p>
          </table:table-cell>
          <table:table-cell table:number-columns-repeated="2" table:style-name="ce4" office:value-type="float" office:value="0.1513671875" calcext:value-type="float">
            <text:p>0.151367187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5" office:value-type="float" office:value="0.04248046875" calcext:value-type="float">
            <text:p>0.0424804687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7333984375" calcext:value-type="float">
            <text:p>0.73339843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5" office:value-type="float" office:value="0.04248046875" calcext:value-type="float">
            <text:p>0.0424804687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G 0.7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5" office:value-type="float" office:value="0.04248046875" calcext:value-type="float">
            <text:p>0.0424804687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17626953125" calcext:value-type="float">
            <text:p>0.17626953125</text:p>
          </table:table-cell>
          <table:table-cell table:style-name="ce5" office:value-type="float" office:value="0.00048828125" calcext:value-type="float">
            <text:p>0.00048828125</text:p>
          </table:table-cell>
          <table:table-cell table:number-columns-repeated="2" table:style-name="ce4" office:value-type="float" office:value="0.12939453125" calcext:value-type="float">
            <text:p>0.12939453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number-columns-repeated="2" table:style-name="ce5" office:value-type="float" office:value="0.02099609375" calcext:value-type="float">
            <text:p>0.0209960937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J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791015625" calcext:value-type="float">
            <text:p>0.7910156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5693359375" calcext:value-type="float">
            <text:p>0.569335937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4697265625" calcext:value-type="float">
            <text:p>0.46972656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02685546875" calcext:value-type="float">
            <text:p>0.02685546875</text:p>
          </table:table-cell>
          <table:table-cell table:style-name="ce4" office:value-type="float" office:value="0.05224609375" calcext:value-type="float">
            <text:p>0.05224609375</text:p>
          </table:table-cell>
          <table:table-cell table:style-name="ce4" office:value-type="float" office:value="0.9697265625" calcext:value-type="float">
            <text:p>0.96972656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12939453125" calcext:value-type="float">
            <text:p>0.1293945312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J 0.7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0.2333984375" calcext:value-type="float">
            <text:p>0.2333984375</text:p>
          </table:table-cell>
          <table:table-cell table:style-name="ce4" office:value-type="float" office:value="0.09228515625" calcext:value-type="float">
            <text:p>0.0922851562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5185546875" calcext:value-type="float">
            <text:p>0.5185546875</text:p>
          </table:table-cell>
          <table:table-cell table:style-name="ce4" office:value-type="float" office:value="0.30126953125" calcext:value-type="float">
            <text:p>0.30126953125</text:p>
          </table:table-cell>
          <table:table-cell table:style-name="ce4" office:value-type="float" office:value="0.423828125" calcext:value-type="float">
            <text:p>0.423828125</text:p>
          </table:table-cell>
          <table:table-cell table:style-name="ce4" office:value-type="float" office:value="0.10986328125" calcext:value-type="float">
            <text:p>0.10986328125</text:p>
          </table:table-cell>
          <table:table-cell table:style-name="ce4" office:value-type="float" office:value="0.20361328125" calcext:value-type="float">
            <text:p>0.20361328125</text:p>
          </table:table-cell>
          <table:table-cell table:style-name="ce4" office:value-type="float" office:value="0.26611328125" calcext:value-type="float">
            <text:p>0.26611328125</text:p>
          </table:table-cell>
          <table:table-cell table:style-name="ce4" office:value-type="float" office:value="0.85009765625" calcext:value-type="float">
            <text:p>0.85009765625</text:p>
          </table:table-cell>
          <table:table-cell table:style-name="ce4" office:value-type="float" office:value="0.6220703125" calcext:value-type="float">
            <text:p>0.6220703125</text:p>
          </table:table-cell>
          <table:table-cell table:style-name="ce4" office:value-type="float" office:value="0.1513671875" calcext:value-type="float">
            <text:p>0.1513671875</text:p>
          </table:table-cell>
          <table:table-cell table:style-name="ce4" office:value-type="float" office:value="0.06396484375" calcext:value-type="float">
            <text:p>0.06396484375</text:p>
          </table:table-cell>
          <table:table-cell table:style-name="ce4" office:value-type="float" office:value="0.33935546875" calcext:value-type="float">
            <text:p>0.3393554687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0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3:47:26.08081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3:49:55.481460362</dc:date>
    <meta:editing-duration>PT5M4S</meta:editing-duration>
    <meta:editing-cycles>3</meta:editing-cycles>
    <meta:generator>LibreOffice/6.0.7.3$Linux_X86_64 LibreOffice_project/00m0$Build-3</meta:generator>
    <meta:document-statistic meta:table-count="1" meta:cell-count="400" meta:object-count="0"/>
  </office:meta>
</office:document-meta>
</file>